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d10" officeooo:paragraph-rsid="001dc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English</text:p>
      <text:p text:style-name="P1">Тест Русский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3:28:24.194145091</meta:creation-date>
    <dc:date>2017-11-23T23:29:30.469919777</dc:date>
    <meta:editing-duration>PT1M10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3"/>
    <meta:generator>LibreOffice/5.4.1.2$Linux_X86_64 LibreOffice_project/40m0$Build-2</meta:generator>
  </office:meta>
</office:document-meta>
</file>